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pr1" style:family="presentation" style:parent-style-name="Default-title">
      <style:graphic-properties draw:fill-color="#ffffff" draw:auto-grow-height="true" fo:min-height="3.508cm"/>
    </style:style>
    <style:style style:name="pr2" style:family="presentation" style:parent-style-name="Default-notes">
      <style:graphic-properties draw:fill-color="#ffffff" draw:auto-grow-height="true" fo:min-height="13.3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id="id0" draw:layer="layout" svg:width="17.5cm" svg:height="13cm" svg:x="5cm" svg:y="4cm">
          <text:p text:style-name="P2">Slide: 0</text:p>
          <text:p text:style-name="P2">Topic: Transition effects</text:p>
          <text:p text:id="textid0" text:style-name="P2">Some text to show text effects</text:p>
        </draw:rect>
        <anim:par presentation:node-type="timing-root">
          <anim:seq presentation:node-type="main-sequence"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barWipe" smil:subtype="leftToRight"/>
              <anim:set smil:begin="0.3s" smil:dur="0.001s" smil:fill="hold" smil:targetElement="id0" smil:attributeName="visibility" smil:to="visible"/>
              <anim:transitionFilter smil:begin="0.3s" smil:dur="1s" smil:targetElement="id0" smil:type="barWipe" smil:subtype="leftToRigh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barWipe" smil:subtype="topToBottom"/>
              <anim:set smil:begin="0.3s" smil:dur="0.001s" smil:fill="hold" smil:targetElement="id0" smil:attributeName="visibility" smil:to="visible"/>
              <anim:transitionFilter smil:begin="0.3s" smil:dur="1s" smil:targetElement="id0" smil:type="barWipe" smil:subtype="topToBottom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blindsWipe" smil:subtype="vertical"/>
              <anim:set smil:begin="0.3s" smil:dur="0.001s" smil:fill="hold" smil:targetElement="id0" smil:attributeName="visibility" smil:to="visible"/>
              <anim:transitionFilter smil:begin="0.3s" smil:dur="1s" smil:targetElement="id0" smil:type="blindsWipe" smil:subtype="vertic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blindsWipe" smil:subtype="horizontal"/>
              <anim:set smil:begin="0.3s" smil:dur="0.001s" smil:fill="hold" smil:targetElement="id0" smil:attributeName="visibility" smil:to="visible"/>
              <anim:transitionFilter smil:begin="0.3s" smil:dur="1s" smil:targetElement="id0" smil:type="blindsWipe" smil:subtype="horizont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boxWipe" smil:subtype="topLeft"/>
              <anim:set smil:begin="0.3s" smil:dur="0.001s" smil:fill="hold" smil:targetElement="id0" smil:attributeName="visibility" smil:to="visible"/>
              <anim:transitionFilter smil:begin="0.3s" smil:dur="1s" smil:targetElement="id0" smil:type="boxWipe" smil:subtype="topLef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boxWipe" smil:subtype="topRight"/>
              <anim:set smil:begin="0.3s" smil:dur="0.001s" smil:fill="hold" smil:targetElement="id0" smil:attributeName="visibility" smil:to="visible"/>
              <anim:transitionFilter smil:begin="0.3s" smil:dur="1s" smil:targetElement="id0" smil:type="boxWipe" smil:subtype="topRigh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boxWipe" smil:subtype="bottomRight"/>
              <anim:set smil:begin="0.3s" smil:dur="0.001s" smil:fill="hold" smil:targetElement="id0" smil:attributeName="visibility" smil:to="visible"/>
              <anim:transitionFilter smil:begin="0.3s" smil:dur="1s" smil:targetElement="id0" smil:type="boxWipe" smil:subtype="bottomRigh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boxWipe" smil:subtype="bottomLeft"/>
              <anim:set smil:begin="0.3s" smil:dur="0.001s" smil:fill="hold" smil:targetElement="id0" smil:attributeName="visibility" smil:to="visible"/>
              <anim:transitionFilter smil:begin="0.3s" smil:dur="1s" smil:targetElement="id0" smil:type="boxWipe" smil:subtype="bottomLef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boxWipe" smil:subtype="topCenter"/>
              <anim:set smil:begin="0.3s" smil:dur="0.001s" smil:fill="hold" smil:targetElement="id0" smil:attributeName="visibility" smil:to="visible"/>
              <anim:transitionFilter smil:begin="0.3s" smil:dur="1s" smil:targetElement="id0" smil:type="boxWipe" smil:subtype="topCenter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boxWipe" smil:subtype="rightCenter"/>
              <anim:set smil:begin="0.3s" smil:dur="0.001s" smil:fill="hold" smil:targetElement="id0" smil:attributeName="visibility" smil:to="visible"/>
              <anim:transitionFilter smil:begin="0.3s" smil:dur="1s" smil:targetElement="id0" smil:type="boxWipe" smil:subtype="rightCenter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boxWipe" smil:subtype="bottomCenter"/>
              <anim:set smil:begin="0.3s" smil:dur="0.001s" smil:fill="hold" smil:targetElement="id0" smil:attributeName="visibility" smil:to="visible"/>
              <anim:transitionFilter smil:begin="0.3s" smil:dur="1s" smil:targetElement="id0" smil:type="boxWipe" smil:subtype="bottomCenter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boxWipe" smil:subtype="leftCenter"/>
              <anim:set smil:begin="0.3s" smil:dur="0.001s" smil:fill="hold" smil:targetElement="id0" smil:attributeName="visibility" smil:to="visible"/>
              <anim:transitionFilter smil:begin="0.3s" smil:dur="1s" smil:targetElement="id0" smil:type="boxWipe" smil:subtype="leftCenter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fourBoxWipe" smil:subtype="cornersIn"/>
              <anim:set smil:begin="0.3s" smil:dur="0.001s" smil:fill="hold" smil:targetElement="id0" smil:attributeName="visibility" smil:to="visible"/>
              <anim:transitionFilter smil:begin="0.3s" smil:dur="1s" smil:targetElement="id0" smil:type="fourBoxWipe" smil:subtype="cornersIn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fourBoxWipe" smil:subtype="cornersOut"/>
              <anim:set smil:begin="0.3s" smil:dur="0.001s" smil:fill="hold" smil:targetElement="id0" smil:attributeName="visibility" smil:to="visible"/>
              <anim:transitionFilter smil:begin="0.3s" smil:dur="1s" smil:targetElement="id0" smil:type="fourBoxWipe" smil:subtype="cornersOu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barnDoorWipe" smil:subtype="vertical"/>
              <anim:set smil:begin="0.3s" smil:dur="0.001s" smil:fill="hold" smil:targetElement="id0" smil:attributeName="visibility" smil:to="visible"/>
              <anim:transitionFilter smil:begin="0.3s" smil:dur="1s" smil:targetElement="id0" smil:type="barnDoorWipe" smil:subtype="vertic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barnDoorWipe" smil:subtype="horizontal"/>
              <anim:set smil:begin="0.3s" smil:dur="0.001s" smil:fill="hold" smil:targetElement="id0" smil:attributeName="visibility" smil:to="visible"/>
              <anim:transitionFilter smil:begin="0.3s" smil:dur="1s" smil:targetElement="id0" smil:type="barnDoorWipe" smil:subtype="horizont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barnDoorWipe" smil:subtype="diagonalBottomLeft"/>
              <anim:set smil:begin="0.3s" smil:dur="0.001s" smil:fill="hold" smil:targetElement="id0" smil:attributeName="visibility" smil:to="visible"/>
              <anim:transitionFilter smil:begin="0.3s" smil:dur="1s" smil:targetElement="id0" smil:type="barnDoorWipe" smil:subtype="diagonalBottomLef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barnDoorWipe" smil:subtype="diagonalTopLeft"/>
              <anim:set smil:begin="0.3s" smil:dur="0.001s" smil:fill="hold" smil:targetElement="id0" smil:attributeName="visibility" smil:to="visible"/>
              <anim:transitionFilter smil:begin="0.3s" smil:dur="1s" smil:targetElement="id0" smil:type="barnDoorWipe" smil:subtype="diagonalTopLef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bowTieWipe" smil:subtype="vertical"/>
              <anim:set smil:begin="0.3s" smil:dur="0.001s" smil:fill="hold" smil:targetElement="id0" smil:attributeName="visibility" smil:to="visible"/>
              <anim:transitionFilter smil:begin="0.3s" smil:dur="1s" smil:targetElement="id0" smil:type="bowTieWipe" smil:subtype="vertic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bowTieWipe" smil:subtype="horizontal"/>
              <anim:set smil:begin="0.3s" smil:dur="0.001s" smil:fill="hold" smil:targetElement="id0" smil:attributeName="visibility" smil:to="visible"/>
              <anim:transitionFilter smil:begin="0.3s" smil:dur="1s" smil:targetElement="id0" smil:type="bowTieWipe" smil:subtype="horizont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miscDiagonalWipe" smil:subtype="doubleBarnDoor"/>
              <anim:set smil:begin="0.3s" smil:dur="0.001s" smil:fill="hold" smil:targetElement="id0" smil:attributeName="visibility" smil:to="visible"/>
              <anim:transitionFilter smil:begin="0.3s" smil:dur="1s" smil:targetElement="id0" smil:type="miscDiagonalWipe" smil:subtype="doubleBarnDoor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miscDiagonalWipe" smil:subtype="doubleDiamond"/>
              <anim:set smil:begin="0.3s" smil:dur="0.001s" smil:fill="hold" smil:targetElement="id0" smil:attributeName="visibility" smil:to="visible"/>
              <anim:transitionFilter smil:begin="0.3s" smil:dur="1s" smil:targetElement="id0" smil:type="miscDiagonalWipe" smil:subtype="doubleDiamond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veeWipe" smil:subtype="down"/>
              <anim:set smil:begin="0.3s" smil:dur="0.001s" smil:fill="hold" smil:targetElement="id0" smil:attributeName="visibility" smil:to="visible"/>
              <anim:transitionFilter smil:begin="0.3s" smil:dur="1s" smil:targetElement="id0" smil:type="veeWipe" smil:subtype="down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veeWipe" smil:subtype="left"/>
              <anim:set smil:begin="0.3s" smil:dur="0.001s" smil:fill="hold" smil:targetElement="id0" smil:attributeName="visibility" smil:to="visible"/>
              <anim:transitionFilter smil:begin="0.3s" smil:dur="1s" smil:targetElement="id0" smil:type="veeWipe" smil:subtype="lef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veeWipe" smil:subtype="up"/>
              <anim:set smil:begin="0.3s" smil:dur="0.001s" smil:fill="hold" smil:targetElement="id0" smil:attributeName="visibility" smil:to="visible"/>
              <anim:transitionFilter smil:begin="0.3s" smil:dur="1s" smil:targetElement="id0" smil:type="veeWipe" smil:subtype="up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veeWipe" smil:subtype="right"/>
              <anim:set smil:begin="0.3s" smil:dur="0.001s" smil:fill="hold" smil:targetElement="id0" smil:attributeName="visibility" smil:to="visible"/>
              <anim:transitionFilter smil:begin="0.3s" smil:dur="1s" smil:targetElement="id0" smil:type="veeWipe" smil:subtype="righ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barnVeeWipe" smil:subtype="top"/>
              <anim:set smil:begin="0.3s" smil:dur="0.001s" smil:fill="hold" smil:targetElement="id0" smil:attributeName="visibility" smil:to="visible"/>
              <anim:transitionFilter smil:begin="0.3s" smil:dur="1s" smil:targetElement="id0" smil:type="barnVeeWipe" smil:subtype="top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barnVeeWipe" smil:subtype="left"/>
              <anim:set smil:begin="0.3s" smil:dur="0.001s" smil:fill="hold" smil:targetElement="id0" smil:attributeName="visibility" smil:to="visible"/>
              <anim:transitionFilter smil:begin="0.3s" smil:dur="1s" smil:targetElement="id0" smil:type="barnVeeWipe" smil:subtype="lef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barnVeeWipe" smil:subtype="up"/>
              <anim:set smil:begin="0.3s" smil:dur="0.001s" smil:fill="hold" smil:targetElement="id0" smil:attributeName="visibility" smil:to="visible"/>
              <anim:transitionFilter smil:begin="0.3s" smil:dur="1s" smil:targetElement="id0" smil:type="barnVeeWipe" smil:subtype="up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barnVeeWipe" smil:subtype="right"/>
              <anim:set smil:begin="0.3s" smil:dur="0.001s" smil:fill="hold" smil:targetElement="id0" smil:attributeName="visibility" smil:to="visible"/>
              <anim:transitionFilter smil:begin="0.3s" smil:dur="1s" smil:targetElement="id0" smil:type="barnVeeWipe" smil:subtype="righ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zigZagWipe" smil:subtype="leftToRight"/>
              <anim:set smil:begin="0.3s" smil:dur="0.001s" smil:fill="hold" smil:targetElement="id0" smil:attributeName="visibility" smil:to="visible"/>
              <anim:transitionFilter smil:begin="0.3s" smil:dur="1s" smil:targetElement="id0" smil:type="zigZagWipe" smil:subtype="leftToRigh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zigZagWipe" smil:subtype="topToBottom"/>
              <anim:set smil:begin="0.3s" smil:dur="0.001s" smil:fill="hold" smil:targetElement="id0" smil:attributeName="visibility" smil:to="visible"/>
              <anim:transitionFilter smil:begin="0.3s" smil:dur="1s" smil:targetElement="id0" smil:type="zigZagWipe" smil:subtype="topToBottom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barnZigZagWipe" smil:subtype="vertical"/>
              <anim:set smil:begin="0.3s" smil:dur="0.001s" smil:fill="hold" smil:targetElement="id0" smil:attributeName="visibility" smil:to="visible"/>
              <anim:transitionFilter smil:begin="0.3s" smil:dur="1s" smil:targetElement="id0" smil:type="barnZigZagWipe" smil:subtype="vertic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barnZigZagWipe" smil:subtype="horizontal"/>
              <anim:set smil:begin="0.3s" smil:dur="0.001s" smil:fill="hold" smil:targetElement="id0" smil:attributeName="visibility" smil:to="visible"/>
              <anim:transitionFilter smil:begin="0.3s" smil:dur="1s" smil:targetElement="id0" smil:type="barnZigZagWipe" smil:subtype="horizont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irisWipe" smil:subtype="rectangle"/>
              <anim:set smil:begin="0.3s" smil:dur="0.001s" smil:fill="hold" smil:targetElement="id0" smil:attributeName="visibility" smil:to="visible"/>
              <anim:transitionFilter smil:begin="0.3s" smil:dur="1s" smil:targetElement="id0" smil:type="irisWipe" smil:subtype="rectangle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irisWipe" smil:subtype="diamond"/>
              <anim:set smil:begin="0.3s" smil:dur="0.001s" smil:fill="hold" smil:targetElement="id0" smil:attributeName="visibility" smil:to="visible"/>
              <anim:transitionFilter smil:begin="0.3s" smil:dur="1s" smil:targetElement="id0" smil:type="irisWipe" smil:subtype="diamond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triangleWipe" smil:subtype="up"/>
              <anim:set smil:begin="0.3s" smil:dur="0.001s" smil:fill="hold" smil:targetElement="id0" smil:attributeName="visibility" smil:to="visible"/>
              <anim:transitionFilter smil:begin="0.3s" smil:dur="1s" smil:targetElement="id0" smil:type="triangleWipe" smil:subtype="up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triangleWipe" smil:subtype="right"/>
              <anim:set smil:begin="0.3s" smil:dur="0.001s" smil:fill="hold" smil:targetElement="id0" smil:attributeName="visibility" smil:to="visible"/>
              <anim:transitionFilter smil:begin="0.3s" smil:dur="1s" smil:targetElement="id0" smil:type="triangleWipe" smil:subtype="righ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triangleWipe" smil:subtype="down"/>
              <anim:set smil:begin="0.3s" smil:dur="0.001s" smil:fill="hold" smil:targetElement="id0" smil:attributeName="visibility" smil:to="visible"/>
              <anim:transitionFilter smil:begin="0.3s" smil:dur="1s" smil:targetElement="id0" smil:type="triangleWipe" smil:subtype="down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triangleWipe" smil:subtype="left"/>
              <anim:set smil:begin="0.3s" smil:dur="0.001s" smil:fill="hold" smil:targetElement="id0" smil:attributeName="visibility" smil:to="visible"/>
              <anim:transitionFilter smil:begin="0.3s" smil:dur="1s" smil:targetElement="id0" smil:type="triangleWipe" smil:subtype="lef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arrowHeadWipe" smil:subtype="up"/>
              <anim:set smil:begin="0.3s" smil:dur="0.001s" smil:fill="hold" smil:targetElement="id0" smil:attributeName="visibility" smil:to="visible"/>
              <anim:transitionFilter smil:begin="0.3s" smil:dur="1s" smil:targetElement="id0" smil:type="arrowHeadWipe" smil:subtype="up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arrowHeadWipe" smil:subtype="right"/>
              <anim:set smil:begin="0.3s" smil:dur="0.001s" smil:fill="hold" smil:targetElement="id0" smil:attributeName="visibility" smil:to="visible"/>
              <anim:transitionFilter smil:begin="0.3s" smil:dur="1s" smil:targetElement="id0" smil:type="arrowHeadWipe" smil:subtype="righ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arrowHeadWipe" smil:subtype="down"/>
              <anim:set smil:begin="0.3s" smil:dur="0.001s" smil:fill="hold" smil:targetElement="id0" smil:attributeName="visibility" smil:to="visible"/>
              <anim:transitionFilter smil:begin="0.3s" smil:dur="1s" smil:targetElement="id0" smil:type="arrowHeadWipe" smil:subtype="down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arrowHeadWipe" smil:subtype="left"/>
              <anim:set smil:begin="0.3s" smil:dur="0.001s" smil:fill="hold" smil:targetElement="id0" smil:attributeName="visibility" smil:to="visible"/>
              <anim:transitionFilter smil:begin="0.3s" smil:dur="1s" smil:targetElement="id0" smil:type="arrowHeadWipe" smil:subtype="lef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pentagonWipe" smil:subtype="up"/>
              <anim:set smil:begin="0.3s" smil:dur="0.001s" smil:fill="hold" smil:targetElement="id0" smil:attributeName="visibility" smil:to="visible"/>
              <anim:transitionFilter smil:begin="0.3s" smil:dur="1s" smil:targetElement="id0" smil:type="pentagonWipe" smil:subtype="up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pentagonWipe" smil:subtype="down"/>
              <anim:set smil:begin="0.3s" smil:dur="0.001s" smil:fill="hold" smil:targetElement="id0" smil:attributeName="visibility" smil:to="visible"/>
              <anim:transitionFilter smil:begin="0.3s" smil:dur="1s" smil:targetElement="id0" smil:type="pentagonWipe" smil:subtype="down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hexagonWipe" smil:subtype="horizontal"/>
              <anim:set smil:begin="0.3s" smil:dur="0.001s" smil:fill="hold" smil:targetElement="id0" smil:attributeName="visibility" smil:to="visible"/>
              <anim:transitionFilter smil:begin="0.3s" smil:dur="1s" smil:targetElement="id0" smil:type="hexagonWipe" smil:subtype="horizont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hexagonWipe" smil:subtype="vertical"/>
              <anim:set smil:begin="0.3s" smil:dur="0.001s" smil:fill="hold" smil:targetElement="id0" smil:attributeName="visibility" smil:to="visible"/>
              <anim:transitionFilter smil:begin="0.3s" smil:dur="1s" smil:targetElement="id0" smil:type="hexagonWipe" smil:subtype="vertic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ellipseWipe" smil:subtype="circle"/>
              <anim:set smil:begin="0.3s" smil:dur="0.001s" smil:fill="hold" smil:targetElement="id0" smil:attributeName="visibility" smil:to="visible"/>
              <anim:transitionFilter smil:begin="0.3s" smil:dur="1s" smil:targetElement="id0" smil:type="ellipseWipe" smil:subtype="circle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ellipseWipe" smil:subtype="horizontal"/>
              <anim:set smil:begin="0.3s" smil:dur="0.001s" smil:fill="hold" smil:targetElement="id0" smil:attributeName="visibility" smil:to="visible"/>
              <anim:transitionFilter smil:begin="0.3s" smil:dur="1s" smil:targetElement="id0" smil:type="ellipseWipe" smil:subtype="horizont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ellipseWipe" smil:subtype="vertical"/>
              <anim:set smil:begin="0.3s" smil:dur="0.001s" smil:fill="hold" smil:targetElement="id0" smil:attributeName="visibility" smil:to="visible"/>
              <anim:transitionFilter smil:begin="0.3s" smil:dur="1s" smil:targetElement="id0" smil:type="ellipseWipe" smil:subtype="vertic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eyeWipe" smil:subtype="vertical"/>
              <anim:set smil:begin="0.3s" smil:dur="0.001s" smil:fill="hold" smil:targetElement="id0" smil:attributeName="visibility" smil:to="visible"/>
              <anim:transitionFilter smil:begin="0.3s" smil:dur="1s" smil:targetElement="id0" smil:type="eyeWipe" smil:subtype="vertic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eyeWipe" smil:subtype="horizontal"/>
              <anim:set smil:begin="0.3s" smil:dur="0.001s" smil:fill="hold" smil:targetElement="id0" smil:attributeName="visibility" smil:to="visible"/>
              <anim:transitionFilter smil:begin="0.3s" smil:dur="1s" smil:targetElement="id0" smil:type="eyeWipe" smil:subtype="horizont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roundRectWipe" smil:subtype="horizontal"/>
              <anim:set smil:begin="0.3s" smil:dur="0.001s" smil:fill="hold" smil:targetElement="id0" smil:attributeName="visibility" smil:to="visible"/>
              <anim:transitionFilter smil:begin="0.3s" smil:dur="1s" smil:targetElement="id0" smil:type="roundRectWipe" smil:subtype="horizont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roundRectWipe" smil:subtype="vertical"/>
              <anim:set smil:begin="0.3s" smil:dur="0.001s" smil:fill="hold" smil:targetElement="id0" smil:attributeName="visibility" smil:to="visible"/>
              <anim:transitionFilter smil:begin="0.3s" smil:dur="1s" smil:targetElement="id0" smil:type="roundRectWipe" smil:subtype="vertic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tarWipe" smil:subtype="fourPoint"/>
              <anim:set smil:begin="0.3s" smil:dur="0.001s" smil:fill="hold" smil:targetElement="id0" smil:attributeName="visibility" smil:to="visible"/>
              <anim:transitionFilter smil:begin="0.3s" smil:dur="1s" smil:targetElement="id0" smil:type="starWipe" smil:subtype="fourPoin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tarWipe" smil:subtype="fivePoint"/>
              <anim:set smil:begin="0.3s" smil:dur="0.001s" smil:fill="hold" smil:targetElement="id0" smil:attributeName="visibility" smil:to="visible"/>
              <anim:transitionFilter smil:begin="0.3s" smil:dur="1s" smil:targetElement="id0" smil:type="starWipe" smil:subtype="fivePoin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tarWipe" smil:subtype="sixPoint"/>
              <anim:set smil:begin="0.3s" smil:dur="0.001s" smil:fill="hold" smil:targetElement="id0" smil:attributeName="visibility" smil:to="visible"/>
              <anim:transitionFilter smil:begin="0.3s" smil:dur="1s" smil:targetElement="id0" smil:type="starWipe" smil:subtype="sixPoin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miscShapeWipe" smil:subtype="heart"/>
              <anim:set smil:begin="0.3s" smil:dur="0.001s" smil:fill="hold" smil:targetElement="id0" smil:attributeName="visibility" smil:to="visible"/>
              <anim:transitionFilter smil:begin="0.3s" smil:dur="1s" smil:targetElement="id0" smil:type="miscShapeWipe" smil:subtype="hear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miscShapeWipe" smil:subtype="keyhole"/>
              <anim:set smil:begin="0.3s" smil:dur="0.001s" smil:fill="hold" smil:targetElement="id0" smil:attributeName="visibility" smil:to="visible"/>
              <anim:transitionFilter smil:begin="0.3s" smil:dur="1s" smil:targetElement="id0" smil:type="miscShapeWipe" smil:subtype="keyhole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clockWipe" smil:subtype="clockwiseTwelve"/>
              <anim:set smil:begin="0.3s" smil:dur="0.001s" smil:fill="hold" smil:targetElement="id0" smil:attributeName="visibility" smil:to="visible"/>
              <anim:transitionFilter smil:begin="0.3s" smil:dur="1s" smil:targetElement="id0" smil:type="clockWipe" smil:subtype="clockwiseTwelve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clockWipe" smil:subtype="clockwiseThree"/>
              <anim:set smil:begin="0.3s" smil:dur="0.001s" smil:fill="hold" smil:targetElement="id0" smil:attributeName="visibility" smil:to="visible"/>
              <anim:transitionFilter smil:begin="0.3s" smil:dur="1s" smil:targetElement="id0" smil:type="clockWipe" smil:subtype="clockwiseThree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clockWipe" smil:subtype="clockwiseSix"/>
              <anim:set smil:begin="0.3s" smil:dur="0.001s" smil:fill="hold" smil:targetElement="id0" smil:attributeName="visibility" smil:to="visible"/>
              <anim:transitionFilter smil:begin="0.3s" smil:dur="1s" smil:targetElement="id0" smil:type="clockWipe" smil:subtype="clockwiseSix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clockWipe" smil:subtype="clockwiseNine"/>
              <anim:set smil:begin="0.3s" smil:dur="0.001s" smil:fill="hold" smil:targetElement="id0" smil:attributeName="visibility" smil:to="visible"/>
              <anim:transitionFilter smil:begin="0.3s" smil:dur="1s" smil:targetElement="id0" smil:type="clockWipe" smil:subtype="clockwiseNine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pinWheelWipe" smil:subtype="oneBlade"/>
              <anim:set smil:begin="0.3s" smil:dur="0.001s" smil:fill="hold" smil:targetElement="id0" smil:attributeName="visibility" smil:to="visible"/>
              <anim:transitionFilter smil:begin="0.3s" smil:dur="1s" smil:targetElement="id0" smil:type="pinWheelWipe" smil:subtype="oneBlade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pinWheelWipe" smil:subtype="twoBladeVertical"/>
              <anim:set smil:begin="0.3s" smil:dur="0.001s" smil:fill="hold" smil:targetElement="id0" smil:attributeName="visibility" smil:to="visible"/>
              <anim:transitionFilter smil:begin="0.3s" smil:dur="1s" smil:targetElement="id0" smil:type="pinWheelWipe" smil:subtype="twoBladeVertic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pinWheelWipe" smil:subtype="twoBladeHorizontal"/>
              <anim:set smil:begin="0.3s" smil:dur="0.001s" smil:fill="hold" smil:targetElement="id0" smil:attributeName="visibility" smil:to="visible"/>
              <anim:transitionFilter smil:begin="0.3s" smil:dur="1s" smil:targetElement="id0" smil:type="pinWheelWipe" smil:subtype="twoBladeHorizont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pinWheelWipe" smil:subtype="threeBlade"/>
              <anim:set smil:begin="0.3s" smil:dur="0.001s" smil:fill="hold" smil:targetElement="id0" smil:attributeName="visibility" smil:to="visible"/>
              <anim:transitionFilter smil:begin="0.3s" smil:dur="1s" smil:targetElement="id0" smil:type="pinWheelWipe" smil:subtype="threeBlade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pinWheelWipe" smil:subtype="fourBlade"/>
              <anim:set smil:begin="0.3s" smil:dur="0.001s" smil:fill="hold" smil:targetElement="id0" smil:attributeName="visibility" smil:to="visible"/>
              <anim:transitionFilter smil:begin="0.3s" smil:dur="1s" smil:targetElement="id0" smil:type="pinWheelWipe" smil:subtype="fourBlade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pinWheelWipe" smil:subtype="eightBlade"/>
              <anim:set smil:begin="0.3s" smil:dur="0.001s" smil:fill="hold" smil:targetElement="id0" smil:attributeName="visibility" smil:to="visible"/>
              <anim:transitionFilter smil:begin="0.3s" smil:dur="1s" smil:targetElement="id0" smil:type="pinWheelWipe" smil:subtype="eightBlade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ingleSweepWipe" smil:subtype="clockwiseTop"/>
              <anim:set smil:begin="0.3s" smil:dur="0.001s" smil:fill="hold" smil:targetElement="id0" smil:attributeName="visibility" smil:to="visible"/>
              <anim:transitionFilter smil:begin="0.3s" smil:dur="1s" smil:targetElement="id0" smil:type="singleSweepWipe" smil:subtype="clockwiseTop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ingleSweepWipe" smil:subtype="clockwiseRight"/>
              <anim:set smil:begin="0.3s" smil:dur="0.001s" smil:fill="hold" smil:targetElement="id0" smil:attributeName="visibility" smil:to="visible"/>
              <anim:transitionFilter smil:begin="0.3s" smil:dur="1s" smil:targetElement="id0" smil:type="singleSweepWipe" smil:subtype="clockwiseRigh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ingleSweepWipe" smil:subtype="clockwiseBottom"/>
              <anim:set smil:begin="0.3s" smil:dur="0.001s" smil:fill="hold" smil:targetElement="id0" smil:attributeName="visibility" smil:to="visible"/>
              <anim:transitionFilter smil:begin="0.3s" smil:dur="1s" smil:targetElement="id0" smil:type="singleSweepWipe" smil:subtype="clockwiseBottom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ingleSweepWipe" smil:subtype="clockwiseLeft"/>
              <anim:set smil:begin="0.3s" smil:dur="0.001s" smil:fill="hold" smil:targetElement="id0" smil:attributeName="visibility" smil:to="visible"/>
              <anim:transitionFilter smil:begin="0.3s" smil:dur="1s" smil:targetElement="id0" smil:type="singleSweepWipe" smil:subtype="clockwiseLef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ingleSweepWipe" smil:subtype="clockwiseTopLeft"/>
              <anim:set smil:begin="0.3s" smil:dur="0.001s" smil:fill="hold" smil:targetElement="id0" smil:attributeName="visibility" smil:to="visible"/>
              <anim:transitionFilter smil:begin="0.3s" smil:dur="1s" smil:targetElement="id0" smil:type="singleSweepWipe" smil:subtype="clockwiseTopLef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ingleSweepWipe" smil:subtype="counterClockwiseBottomLeft"/>
              <anim:set smil:begin="0.3s" smil:dur="0.001s" smil:fill="hold" smil:targetElement="id0" smil:attributeName="visibility" smil:to="visible"/>
              <anim:transitionFilter smil:begin="0.3s" smil:dur="1s" smil:targetElement="id0" smil:type="singleSweepWipe" smil:subtype="counterClockwiseBottomLef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ingleSweepWipe" smil:subtype="clockwiseBottomRight"/>
              <anim:set smil:begin="0.3s" smil:dur="0.001s" smil:fill="hold" smil:targetElement="id0" smil:attributeName="visibility" smil:to="visible"/>
              <anim:transitionFilter smil:begin="0.3s" smil:dur="1s" smil:targetElement="id0" smil:type="singleSweepWipe" smil:subtype="clockwiseBottomRigh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ingleSweepWipe" smil:subtype="counterClockwiseTopRight"/>
              <anim:set smil:begin="0.3s" smil:dur="0.001s" smil:fill="hold" smil:targetElement="id0" smil:attributeName="visibility" smil:to="visible"/>
              <anim:transitionFilter smil:begin="0.3s" smil:dur="1s" smil:targetElement="id0" smil:type="singleSweepWipe" smil:subtype="counterClockwiseTopRigh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fanWipe" smil:subtype="centerTop"/>
              <anim:set smil:begin="0.3s" smil:dur="0.001s" smil:fill="hold" smil:targetElement="id0" smil:attributeName="visibility" smil:to="visible"/>
              <anim:transitionFilter smil:begin="0.3s" smil:dur="1s" smil:targetElement="id0" smil:type="fanWipe" smil:subtype="centerTop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fanWipe" smil:subtype="centerRight"/>
              <anim:set smil:begin="0.3s" smil:dur="0.001s" smil:fill="hold" smil:targetElement="id0" smil:attributeName="visibility" smil:to="visible"/>
              <anim:transitionFilter smil:begin="0.3s" smil:dur="1s" smil:targetElement="id0" smil:type="fanWipe" smil:subtype="centerRigh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fanWipe" smil:subtype="top"/>
              <anim:set smil:begin="0.3s" smil:dur="0.001s" smil:fill="hold" smil:targetElement="id0" smil:attributeName="visibility" smil:to="visible"/>
              <anim:transitionFilter smil:begin="0.3s" smil:dur="1s" smil:targetElement="id0" smil:type="fanWipe" smil:subtype="top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fanWipe" smil:subtype="right"/>
              <anim:set smil:begin="0.3s" smil:dur="0.001s" smil:fill="hold" smil:targetElement="id0" smil:attributeName="visibility" smil:to="visible"/>
              <anim:transitionFilter smil:begin="0.3s" smil:dur="1s" smil:targetElement="id0" smil:type="fanWipe" smil:subtype="righ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fanWipe" smil:subtype="bottom"/>
              <anim:set smil:begin="0.3s" smil:dur="0.001s" smil:fill="hold" smil:targetElement="id0" smil:attributeName="visibility" smil:to="visible"/>
              <anim:transitionFilter smil:begin="0.3s" smil:dur="1s" smil:targetElement="id0" smil:type="fanWipe" smil:subtype="bottom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fanWipe" smil:subtype="left"/>
              <anim:set smil:begin="0.3s" smil:dur="0.001s" smil:fill="hold" smil:targetElement="id0" smil:attributeName="visibility" smil:to="visible"/>
              <anim:transitionFilter smil:begin="0.3s" smil:dur="1s" smil:targetElement="id0" smil:type="fanWipe" smil:subtype="lef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doubleFanWipe" smil:subtype="fanOutVertical"/>
              <anim:set smil:begin="0.3s" smil:dur="0.001s" smil:fill="hold" smil:targetElement="id0" smil:attributeName="visibility" smil:to="visible"/>
              <anim:transitionFilter smil:begin="0.3s" smil:dur="1s" smil:targetElement="id0" smil:type="doubleFanWipe" smil:subtype="fanOutVertic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doubleFanWipe" smil:subtype="fanOutHorizontal"/>
              <anim:set smil:begin="0.3s" smil:dur="0.001s" smil:fill="hold" smil:targetElement="id0" smil:attributeName="visibility" smil:to="visible"/>
              <anim:transitionFilter smil:begin="0.3s" smil:dur="1s" smil:targetElement="id0" smil:type="doubleFanWipe" smil:subtype="fanOutHorizont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doubleFanWipe" smil:subtype="fanInVertical"/>
              <anim:set smil:begin="0.3s" smil:dur="0.001s" smil:fill="hold" smil:targetElement="id0" smil:attributeName="visibility" smil:to="visible"/>
              <anim:transitionFilter smil:begin="0.3s" smil:dur="1s" smil:targetElement="id0" smil:type="doubleFanWipe" smil:subtype="fanInVertic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doubleFanWipe" smil:subtype="fanInHorizontal"/>
              <anim:set smil:begin="0.3s" smil:dur="0.001s" smil:fill="hold" smil:targetElement="id0" smil:attributeName="visibility" smil:to="visible"/>
              <anim:transitionFilter smil:begin="0.3s" smil:dur="1s" smil:targetElement="id0" smil:type="doubleFanWipe" smil:subtype="fanInHorizont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doubleSweepWipe" smil:subtype="parallelVertical"/>
              <anim:set smil:begin="0.3s" smil:dur="0.001s" smil:fill="hold" smil:targetElement="id0" smil:attributeName="visibility" smil:to="visible"/>
              <anim:transitionFilter smil:begin="0.3s" smil:dur="1s" smil:targetElement="id0" smil:type="doubleSweepWipe" smil:subtype="parallelVertic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doubleSweepWipe" smil:subtype="parallelDiagonal"/>
              <anim:set smil:begin="0.3s" smil:dur="0.001s" smil:fill="hold" smil:targetElement="id0" smil:attributeName="visibility" smil:to="visible"/>
              <anim:transitionFilter smil:begin="0.3s" smil:dur="1s" smil:targetElement="id0" smil:type="doubleSweepWipe" smil:subtype="parallelDiagon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doubleSweepWipe" smil:subtype="oppositeVertical"/>
              <anim:set smil:begin="0.3s" smil:dur="0.001s" smil:fill="hold" smil:targetElement="id0" smil:attributeName="visibility" smil:to="visible"/>
              <anim:transitionFilter smil:begin="0.3s" smil:dur="1s" smil:targetElement="id0" smil:type="doubleSweepWipe" smil:subtype="oppositeVertic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doubleSweepWipe" smil:subtype="oppositeHorizontal"/>
              <anim:set smil:begin="0.3s" smil:dur="0.001s" smil:fill="hold" smil:targetElement="id0" smil:attributeName="visibility" smil:to="visible"/>
              <anim:transitionFilter smil:begin="0.3s" smil:dur="1s" smil:targetElement="id0" smil:type="doubleSweepWipe" smil:subtype="oppositeHorizont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doubleSweepWipe" smil:subtype="parallelDiagonalTopLeft"/>
              <anim:set smil:begin="0.3s" smil:dur="0.001s" smil:fill="hold" smil:targetElement="id0" smil:attributeName="visibility" smil:to="visible"/>
              <anim:transitionFilter smil:begin="0.3s" smil:dur="1s" smil:targetElement="id0" smil:type="doubleSweepWipe" smil:subtype="parallelDiagonalTopLef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doubleSweepWipe" smil:subtype="parallelDiagonalBottomLeft"/>
              <anim:set smil:begin="0.3s" smil:dur="0.001s" smil:fill="hold" smil:targetElement="id0" smil:attributeName="visibility" smil:to="visible"/>
              <anim:transitionFilter smil:begin="0.3s" smil:dur="1s" smil:targetElement="id0" smil:type="doubleSweepWipe" smil:subtype="parallelDiagonalBottomLef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aloonDoorWipe" smil:subtype="top"/>
              <anim:set smil:begin="0.3s" smil:dur="0.001s" smil:fill="hold" smil:targetElement="id0" smil:attributeName="visibility" smil:to="visible"/>
              <anim:transitionFilter smil:begin="0.3s" smil:dur="1s" smil:targetElement="id0" smil:type="saloonDoorWipe" smil:subtype="top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aloonDoorWipe" smil:subtype="left"/>
              <anim:set smil:begin="0.3s" smil:dur="0.001s" smil:fill="hold" smil:targetElement="id0" smil:attributeName="visibility" smil:to="visible"/>
              <anim:transitionFilter smil:begin="0.3s" smil:dur="1s" smil:targetElement="id0" smil:type="saloonDoorWipe" smil:subtype="lef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aloonDoorWipe" smil:subtype="bottom"/>
              <anim:set smil:begin="0.3s" smil:dur="0.001s" smil:fill="hold" smil:targetElement="id0" smil:attributeName="visibility" smil:to="visible"/>
              <anim:transitionFilter smil:begin="0.3s" smil:dur="1s" smil:targetElement="id0" smil:type="saloonDoorWipe" smil:subtype="bottom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aloonDoorWipe" smil:subtype="right"/>
              <anim:set smil:begin="0.3s" smil:dur="0.001s" smil:fill="hold" smil:targetElement="id0" smil:attributeName="visibility" smil:to="visible"/>
              <anim:transitionFilter smil:begin="0.3s" smil:dur="1s" smil:targetElement="id0" smil:type="saloonDoorWipe" smil:subtype="righ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windshieldWipe" smil:subtype="right"/>
              <anim:set smil:begin="0.3s" smil:dur="0.001s" smil:fill="hold" smil:targetElement="id0" smil:attributeName="visibility" smil:to="visible"/>
              <anim:transitionFilter smil:begin="0.3s" smil:dur="1s" smil:targetElement="id0" smil:type="windshieldWipe" smil:subtype="righ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windshieldWipe" smil:subtype="up"/>
              <anim:set smil:begin="0.3s" smil:dur="0.001s" smil:fill="hold" smil:targetElement="id0" smil:attributeName="visibility" smil:to="visible"/>
              <anim:transitionFilter smil:begin="0.3s" smil:dur="1s" smil:targetElement="id0" smil:type="windshieldWipe" smil:subtype="up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windshieldWipe" smil:subtype="vertical"/>
              <anim:set smil:begin="0.3s" smil:dur="0.001s" smil:fill="hold" smil:targetElement="id0" smil:attributeName="visibility" smil:to="visible"/>
              <anim:transitionFilter smil:begin="0.3s" smil:dur="1s" smil:targetElement="id0" smil:type="windshieldWipe" smil:subtype="vertic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windshieldWipe" smil:subtype="horizontal"/>
              <anim:set smil:begin="0.3s" smil:dur="0.001s" smil:fill="hold" smil:targetElement="id0" smil:attributeName="visibility" smil:to="visible"/>
              <anim:transitionFilter smil:begin="0.3s" smil:dur="1s" smil:targetElement="id0" smil:type="windshieldWipe" smil:subtype="horizont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nakeWipe" smil:subtype="topLeftHorizontal"/>
              <anim:set smil:begin="0.3s" smil:dur="0.001s" smil:fill="hold" smil:targetElement="id0" smil:attributeName="visibility" smil:to="visible"/>
              <anim:transitionFilter smil:begin="0.3s" smil:dur="1s" smil:targetElement="id0" smil:type="snakeWipe" smil:subtype="topLeftHorizont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nakeWipe" smil:subtype="topLeftVertical"/>
              <anim:set smil:begin="0.3s" smil:dur="0.001s" smil:fill="hold" smil:targetElement="id0" smil:attributeName="visibility" smil:to="visible"/>
              <anim:transitionFilter smil:begin="0.3s" smil:dur="1s" smil:targetElement="id0" smil:type="snakeWipe" smil:subtype="topLeftVertic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nakeWipe" smil:subtype="topLeftDiagonal"/>
              <anim:set smil:begin="0.3s" smil:dur="0.001s" smil:fill="hold" smil:targetElement="id0" smil:attributeName="visibility" smil:to="visible"/>
              <anim:transitionFilter smil:begin="0.3s" smil:dur="1s" smil:targetElement="id0" smil:type="snakeWipe" smil:subtype="topLeftDiagon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nakeWipe" smil:subtype="topRightDiagonal"/>
              <anim:set smil:begin="0.3s" smil:dur="0.001s" smil:fill="hold" smil:targetElement="id0" smil:attributeName="visibility" smil:to="visible"/>
              <anim:transitionFilter smil:begin="0.3s" smil:dur="1s" smil:targetElement="id0" smil:type="snakeWipe" smil:subtype="topRightDiagon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nakeWipe" smil:subtype="bottomRightDiagonal"/>
              <anim:set smil:begin="0.3s" smil:dur="0.001s" smil:fill="hold" smil:targetElement="id0" smil:attributeName="visibility" smil:to="visible"/>
              <anim:transitionFilter smil:begin="0.3s" smil:dur="1s" smil:targetElement="id0" smil:type="snakeWipe" smil:subtype="bottomRightDiagon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nakeWipe" smil:subtype="bottomLeftDiagonal"/>
              <anim:set smil:begin="0.3s" smil:dur="0.001s" smil:fill="hold" smil:targetElement="id0" smil:attributeName="visibility" smil:to="visible"/>
              <anim:transitionFilter smil:begin="0.3s" smil:dur="1s" smil:targetElement="id0" smil:type="snakeWipe" smil:subtype="bottomLeftDiagon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piralWipe" smil:subtype="topLeftClockwise"/>
              <anim:set smil:begin="0.3s" smil:dur="0.001s" smil:fill="hold" smil:targetElement="id0" smil:attributeName="visibility" smil:to="visible"/>
              <anim:transitionFilter smil:begin="0.3s" smil:dur="1s" smil:targetElement="id0" smil:type="spiralWipe" smil:subtype="topLeftClockwise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piralWipe" smil:subtype="topRightClockwise"/>
              <anim:set smil:begin="0.3s" smil:dur="0.001s" smil:fill="hold" smil:targetElement="id0" smil:attributeName="visibility" smil:to="visible"/>
              <anim:transitionFilter smil:begin="0.3s" smil:dur="1s" smil:targetElement="id0" smil:type="spiralWipe" smil:subtype="topRightClockwise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piralWipe" smil:subtype="bottomRightClockwise"/>
              <anim:set smil:begin="0.3s" smil:dur="0.001s" smil:fill="hold" smil:targetElement="id0" smil:attributeName="visibility" smil:to="visible"/>
              <anim:transitionFilter smil:begin="0.3s" smil:dur="1s" smil:targetElement="id0" smil:type="spiralWipe" smil:subtype="bottomRightClockwise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piralWipe" smil:subtype="bottomLeftClockwise"/>
              <anim:set smil:begin="0.3s" smil:dur="0.001s" smil:fill="hold" smil:targetElement="id0" smil:attributeName="visibility" smil:to="visible"/>
              <anim:transitionFilter smil:begin="0.3s" smil:dur="1s" smil:targetElement="id0" smil:type="spiralWipe" smil:subtype="bottomLeftClockwise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piralWipe" smil:subtype="topLeftCounterClockwise"/>
              <anim:set smil:begin="0.3s" smil:dur="0.001s" smil:fill="hold" smil:targetElement="id0" smil:attributeName="visibility" smil:to="visible"/>
              <anim:transitionFilter smil:begin="0.3s" smil:dur="1s" smil:targetElement="id0" smil:type="spiralWipe" smil:subtype="topLeftCounterClockwise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piralWipe" smil:subtype="topRightCounterClockwise"/>
              <anim:set smil:begin="0.3s" smil:dur="0.001s" smil:fill="hold" smil:targetElement="id0" smil:attributeName="visibility" smil:to="visible"/>
              <anim:transitionFilter smil:begin="0.3s" smil:dur="1s" smil:targetElement="id0" smil:type="spiralWipe" smil:subtype="topRightCounterClockwise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piralWipe" smil:subtype="bottomRightCounterClockwise"/>
              <anim:set smil:begin="0.3s" smil:dur="0.001s" smil:fill="hold" smil:targetElement="id0" smil:attributeName="visibility" smil:to="visible"/>
              <anim:transitionFilter smil:begin="0.3s" smil:dur="1s" smil:targetElement="id0" smil:type="spiralWipe" smil:subtype="bottomRightCounterClockwise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piralWipe" smil:subtype="bottomLeftCounterClockwise"/>
              <anim:set smil:begin="0.3s" smil:dur="0.001s" smil:fill="hold" smil:targetElement="id0" smil:attributeName="visibility" smil:to="visible"/>
              <anim:transitionFilter smil:begin="0.3s" smil:dur="1s" smil:targetElement="id0" smil:type="spiralWipe" smil:subtype="bottomLeftCounterClockwise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parallelSnakesWipe" smil:subtype="verticalTopSame"/>
              <anim:set smil:begin="0.3s" smil:dur="0.001s" smil:fill="hold" smil:targetElement="id0" smil:attributeName="visibility" smil:to="visible"/>
              <anim:transitionFilter smil:begin="0.3s" smil:dur="1s" smil:targetElement="id0" smil:type="parallelSnakesWipe" smil:subtype="verticalTopSame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parallelSnakesWipe" smil:subtype="verticalBottomSame"/>
              <anim:set smil:begin="0.3s" smil:dur="0.001s" smil:fill="hold" smil:targetElement="id0" smil:attributeName="visibility" smil:to="visible"/>
              <anim:transitionFilter smil:begin="0.3s" smil:dur="1s" smil:targetElement="id0" smil:type="parallelSnakesWipe" smil:subtype="verticalBottomSame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parallelSnakesWipe" smil:subtype="verticalTopLeftOpposite"/>
              <anim:set smil:begin="0.3s" smil:dur="0.001s" smil:fill="hold" smil:targetElement="id0" smil:attributeName="visibility" smil:to="visible"/>
              <anim:transitionFilter smil:begin="0.3s" smil:dur="1s" smil:targetElement="id0" smil:type="parallelSnakesWipe" smil:subtype="verticalTopLeftOpposite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parallelSnakesWipe" smil:subtype="verticalBottomLeftOpposite"/>
              <anim:set smil:begin="0.3s" smil:dur="0.001s" smil:fill="hold" smil:targetElement="id0" smil:attributeName="visibility" smil:to="visible"/>
              <anim:transitionFilter smil:begin="0.3s" smil:dur="1s" smil:targetElement="id0" smil:type="parallelSnakesWipe" smil:subtype="verticalBottomLeftOpposite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parallelSnakesWipe" smil:subtype="horizontalLeftSame"/>
              <anim:set smil:begin="0.3s" smil:dur="0.001s" smil:fill="hold" smil:targetElement="id0" smil:attributeName="visibility" smil:to="visible"/>
              <anim:transitionFilter smil:begin="0.3s" smil:dur="1s" smil:targetElement="id0" smil:type="parallelSnakesWipe" smil:subtype="horizontalLeftSame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parallelSnakesWipe" smil:subtype="horizontalRightSame"/>
              <anim:set smil:begin="0.3s" smil:dur="0.001s" smil:fill="hold" smil:targetElement="id0" smil:attributeName="visibility" smil:to="visible"/>
              <anim:transitionFilter smil:begin="0.3s" smil:dur="1s" smil:targetElement="id0" smil:type="parallelSnakesWipe" smil:subtype="horizontalRightSame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parallelSnakesWipe" smil:subtype="horizontalTopLeftOpposite"/>
              <anim:set smil:begin="0.3s" smil:dur="0.001s" smil:fill="hold" smil:targetElement="id0" smil:attributeName="visibility" smil:to="visible"/>
              <anim:transitionFilter smil:begin="0.3s" smil:dur="1s" smil:targetElement="id0" smil:type="parallelSnakesWipe" smil:subtype="horizontalTopLeftOpposite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parallelSnakesWipe" smil:subtype="horizontalTopRightOpposite"/>
              <anim:set smil:begin="0.3s" smil:dur="0.001s" smil:fill="hold" smil:targetElement="id0" smil:attributeName="visibility" smil:to="visible"/>
              <anim:transitionFilter smil:begin="0.3s" smil:dur="1s" smil:targetElement="id0" smil:type="parallelSnakesWipe" smil:subtype="horizontalTopRightOpposite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parallelSnakesWipe" smil:subtype="diagonalBottomLeftOpposite"/>
              <anim:set smil:begin="0.3s" smil:dur="0.001s" smil:fill="hold" smil:targetElement="id0" smil:attributeName="visibility" smil:to="visible"/>
              <anim:transitionFilter smil:begin="0.3s" smil:dur="1s" smil:targetElement="id0" smil:type="parallelSnakesWipe" smil:subtype="diagonalBottomLeftOpposite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parallelSnakesWipe" smil:subtype="diagonalTopLeftOpposite"/>
              <anim:set smil:begin="0.3s" smil:dur="0.001s" smil:fill="hold" smil:targetElement="id0" smil:attributeName="visibility" smil:to="visible"/>
              <anim:transitionFilter smil:begin="0.3s" smil:dur="1s" smil:targetElement="id0" smil:type="parallelSnakesWipe" smil:subtype="diagonalTopLeftOpposite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boxSnakesWipe" smil:subtype="twoBoxTop"/>
              <anim:set smil:begin="0.3s" smil:dur="0.001s" smil:fill="hold" smil:targetElement="id0" smil:attributeName="visibility" smil:to="visible"/>
              <anim:transitionFilter smil:begin="0.3s" smil:dur="1s" smil:targetElement="id0" smil:type="boxSnakesWipe" smil:subtype="twoBoxTop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boxSnakesWipe" smil:subtype="twoBoxLeft"/>
              <anim:set smil:begin="0.3s" smil:dur="0.001s" smil:fill="hold" smil:targetElement="id0" smil:attributeName="visibility" smil:to="visible"/>
              <anim:transitionFilter smil:begin="0.3s" smil:dur="1s" smil:targetElement="id0" smil:type="boxSnakesWipe" smil:subtype="twoBoxLef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boxSnakesWipe" smil:subtype="twoBoxRight"/>
              <anim:set smil:begin="0.3s" smil:dur="0.001s" smil:fill="hold" smil:targetElement="id0" smil:attributeName="visibility" smil:to="visible"/>
              <anim:transitionFilter smil:begin="0.3s" smil:dur="1s" smil:targetElement="id0" smil:type="boxSnakesWipe" smil:subtype="twoBoxRigh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boxSnakesWipe" smil:subtype="fourBoxVertical"/>
              <anim:set smil:begin="0.3s" smil:dur="0.001s" smil:fill="hold" smil:targetElement="id0" smil:attributeName="visibility" smil:to="visible"/>
              <anim:transitionFilter smil:begin="0.3s" smil:dur="1s" smil:targetElement="id0" smil:type="boxSnakesWipe" smil:subtype="fourBoxVertic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boxSnakesWipe" smil:subtype="fourBoxHorizontal"/>
              <anim:set smil:begin="0.3s" smil:dur="0.001s" smil:fill="hold" smil:targetElement="id0" smil:attributeName="visibility" smil:to="visible"/>
              <anim:transitionFilter smil:begin="0.3s" smil:dur="1s" smil:targetElement="id0" smil:type="boxSnakesWipe" smil:subtype="fourBoxHorizont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waterfallWipe" smil:subtype="verticalLeft"/>
              <anim:set smil:begin="0.3s" smil:dur="0.001s" smil:fill="hold" smil:targetElement="id0" smil:attributeName="visibility" smil:to="visible"/>
              <anim:transitionFilter smil:begin="0.3s" smil:dur="1s" smil:targetElement="id0" smil:type="waterfallWipe" smil:subtype="verticalLef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waterfallWipe" smil:subtype="verticalRight"/>
              <anim:set smil:begin="0.3s" smil:dur="0.001s" smil:fill="hold" smil:targetElement="id0" smil:attributeName="visibility" smil:to="visible"/>
              <anim:transitionFilter smil:begin="0.3s" smil:dur="1s" smil:targetElement="id0" smil:type="waterfallWipe" smil:subtype="verticalRigh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waterfallWipe" smil:subtype="horizontalLeft"/>
              <anim:set smil:begin="0.3s" smil:dur="0.001s" smil:fill="hold" smil:targetElement="id0" smil:attributeName="visibility" smil:to="visible"/>
              <anim:transitionFilter smil:begin="0.3s" smil:dur="1s" smil:targetElement="id0" smil:type="waterfallWipe" smil:subtype="horizontalLef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waterfallWipe" smil:subtype="horizontalRight"/>
              <anim:set smil:begin="0.3s" smil:dur="0.001s" smil:fill="hold" smil:targetElement="id0" smil:attributeName="visibility" smil:to="visible"/>
              <anim:transitionFilter smil:begin="0.3s" smil:dur="1s" smil:targetElement="id0" smil:type="waterfallWipe" smil:subtype="horizontalRigh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pushWipe" smil:subtype="fromLeft"/>
              <anim:set smil:begin="0.3s" smil:dur="0.001s" smil:fill="hold" smil:targetElement="id0" smil:attributeName="visibility" smil:to="visible"/>
              <anim:transitionFilter smil:begin="0.3s" smil:dur="1s" smil:targetElement="id0" smil:type="pushWipe" smil:subtype="fromLef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pushWipe" smil:subtype="fromTop"/>
              <anim:set smil:begin="0.3s" smil:dur="0.001s" smil:fill="hold" smil:targetElement="id0" smil:attributeName="visibility" smil:to="visible"/>
              <anim:transitionFilter smil:begin="0.3s" smil:dur="1s" smil:targetElement="id0" smil:type="pushWipe" smil:subtype="fromTop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pushWipe" smil:subtype="fromRight"/>
              <anim:set smil:begin="0.3s" smil:dur="0.001s" smil:fill="hold" smil:targetElement="id0" smil:attributeName="visibility" smil:to="visible"/>
              <anim:transitionFilter smil:begin="0.3s" smil:dur="1s" smil:targetElement="id0" smil:type="pushWipe" smil:subtype="fromRigh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pushWipe" smil:subtype="fromBottom"/>
              <anim:set smil:begin="0.3s" smil:dur="0.001s" smil:fill="hold" smil:targetElement="id0" smil:attributeName="visibility" smil:to="visible"/>
              <anim:transitionFilter smil:begin="0.3s" smil:dur="1s" smil:targetElement="id0" smil:type="pushWipe" smil:subtype="fromBottom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pushWipe" smil:subtype="fromBottomRight"/>
              <anim:set smil:begin="0.3s" smil:dur="0.001s" smil:fill="hold" smil:targetElement="id0" smil:attributeName="visibility" smil:to="visible"/>
              <anim:transitionFilter smil:begin="0.3s" smil:dur="1s" smil:targetElement="id0" smil:type="pushWipe" smil:subtype="fromBottomRigh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pushWipe" smil:subtype="fromBottomLeft"/>
              <anim:set smil:begin="0.3s" smil:dur="0.001s" smil:fill="hold" smil:targetElement="id0" smil:attributeName="visibility" smil:to="visible"/>
              <anim:transitionFilter smil:begin="0.3s" smil:dur="1s" smil:targetElement="id0" smil:type="pushWipe" smil:subtype="fromBottomLef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pushWipe" smil:subtype="fromTopRight"/>
              <anim:set smil:begin="0.3s" smil:dur="0.001s" smil:fill="hold" smil:targetElement="id0" smil:attributeName="visibility" smil:to="visible"/>
              <anim:transitionFilter smil:begin="0.3s" smil:dur="1s" smil:targetElement="id0" smil:type="pushWipe" smil:subtype="fromTopRigh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pushWipe" smil:subtype="fromTopLeft"/>
              <anim:set smil:begin="0.3s" smil:dur="0.001s" smil:fill="hold" smil:targetElement="id0" smil:attributeName="visibility" smil:to="visible"/>
              <anim:transitionFilter smil:begin="0.3s" smil:dur="1s" smil:targetElement="id0" smil:type="pushWipe" smil:subtype="fromTopLef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pushWipe" smil:subtype="combHorizontal"/>
              <anim:set smil:begin="0.3s" smil:dur="0.001s" smil:fill="hold" smil:targetElement="id0" smil:attributeName="visibility" smil:to="visible"/>
              <anim:transitionFilter smil:begin="0.3s" smil:dur="1s" smil:targetElement="id0" smil:type="pushWipe" smil:subtype="combHorizont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pushWipe" smil:subtype="combVertical"/>
              <anim:set smil:begin="0.3s" smil:dur="0.001s" smil:fill="hold" smil:targetElement="id0" smil:attributeName="visibility" smil:to="visible"/>
              <anim:transitionFilter smil:begin="0.3s" smil:dur="1s" smil:targetElement="id0" smil:type="pushWipe" smil:subtype="combVertic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lideWipe" smil:subtype="fromLeft"/>
              <anim:set smil:begin="0.3s" smil:dur="0.001s" smil:fill="hold" smil:targetElement="id0" smil:attributeName="visibility" smil:to="visible"/>
              <anim:transitionFilter smil:begin="0.3s" smil:dur="1s" smil:targetElement="id0" smil:type="slideWipe" smil:subtype="fromLef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lideWipe" smil:subtype="fromTop"/>
              <anim:set smil:begin="0.3s" smil:dur="0.001s" smil:fill="hold" smil:targetElement="id0" smil:attributeName="visibility" smil:to="visible"/>
              <anim:transitionFilter smil:begin="0.3s" smil:dur="1s" smil:targetElement="id0" smil:type="slideWipe" smil:subtype="fromTop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lideWipe" smil:subtype="fromRight"/>
              <anim:set smil:begin="0.3s" smil:dur="0.001s" smil:fill="hold" smil:targetElement="id0" smil:attributeName="visibility" smil:to="visible"/>
              <anim:transitionFilter smil:begin="0.3s" smil:dur="1s" smil:targetElement="id0" smil:type="slideWipe" smil:subtype="fromRigh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lideWipe" smil:subtype="fromBottom"/>
              <anim:set smil:begin="0.3s" smil:dur="0.001s" smil:fill="hold" smil:targetElement="id0" smil:attributeName="visibility" smil:to="visible"/>
              <anim:transitionFilter smil:begin="0.3s" smil:dur="1s" smil:targetElement="id0" smil:type="slideWipe" smil:subtype="fromBottom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fade" smil:subtype="crossfade"/>
              <anim:set smil:begin="0.3s" smil:dur="0.001s" smil:fill="hold" smil:targetElement="id0" smil:attributeName="visibility" smil:to="visible"/>
              <anim:transitionFilter smil:begin="0.3s" smil:dur="1s" smil:targetElement="id0" smil:type="fade" smil:subtype="crossfade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fade" smil:subtype="fadeToColor"/>
              <anim:set smil:begin="0.3s" smil:dur="0.001s" smil:fill="hold" smil:targetElement="id0" smil:attributeName="visibility" smil:to="visible"/>
              <anim:transitionFilter smil:begin="0.3s" smil:dur="1s" smil:targetElement="id0" smil:type="fade" smil:subtype="fadeToColor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fade" smil:subtype="fadeFromColor"/>
              <anim:set smil:begin="0.3s" smil:dur="0.001s" smil:fill="hold" smil:targetElement="id0" smil:attributeName="visibility" smil:to="visible"/>
              <anim:transitionFilter smil:begin="0.3s" smil:dur="1s" smil:targetElement="id0" smil:type="fade" smil:subtype="fadeFromColor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fade" smil:subtype="fadeOverColor"/>
              <anim:set smil:begin="0.3s" smil:dur="0.001s" smil:fill="hold" smil:targetElement="id0" smil:attributeName="visibility" smil:to="visible"/>
              <anim:transitionFilter smil:begin="0.3s" smil:dur="1s" smil:targetElement="id0" smil:type="fade" smil:subtype="fadeOverColor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randomBarWipe" smil:subtype="vertical"/>
              <anim:set smil:begin="0.3s" smil:dur="0.001s" smil:fill="hold" smil:targetElement="id0" smil:attributeName="visibility" smil:to="visible"/>
              <anim:transitionFilter smil:begin="0.3s" smil:dur="1s" smil:targetElement="id0" smil:type="randomBarWipe" smil:subtype="vertic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randomBarWipe" smil:subtype="horizontal"/>
              <anim:set smil:begin="0.3s" smil:dur="0.001s" smil:fill="hold" smil:targetElement="id0" smil:attributeName="visibility" smil:to="visible"/>
              <anim:transitionFilter smil:begin="0.3s" smil:dur="1s" smil:targetElement="id0" smil:type="randomBarWipe" smil:subtype="horizont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checkerBoardWipe" smil:subtype="down"/>
              <anim:set smil:begin="0.3s" smil:dur="0.001s" smil:fill="hold" smil:targetElement="id0" smil:attributeName="visibility" smil:to="visible"/>
              <anim:transitionFilter smil:begin="0.3s" smil:dur="1s" smil:targetElement="id0" smil:type="checkerBoardWipe" smil:subtype="down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checkerBoardWipe" smil:subtype="across"/>
              <anim:set smil:begin="0.3s" smil:dur="0.001s" smil:fill="hold" smil:targetElement="id0" smil:attributeName="visibility" smil:to="visible"/>
              <anim:transitionFilter smil:begin="0.3s" smil:dur="1s" smil:targetElement="id0" smil:type="checkerBoardWipe" smil:subtype="across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dissolve" smil:subtype="default"/>
              <anim:set smil:begin="0.3s" smil:dur="0.001s" smil:fill="hold" smil:targetElement="id0" smil:attributeName="visibility" smil:to="visible"/>
              <anim:transitionFilter smil:begin="0.3s" smil:dur="1s" smil:targetElement="id0" smil:type="dissolve" smil:subtype="default"/>
            </anim:par>
          </anim:seq>
        </anim:par>
        <presentation:notes draw:style-name="dp1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116cm" svg:x="2.098cm" svg:y="14.109cm" presentation:class="notes" presentation:placeholder="true">
            <draw:text-box/>
          </draw:frame>
        </presentation:notes>
      </draw:page>
      <draw:page draw:name="page1" draw:style-name="dp1" draw:master-page-name="Default">
        <office:forms form:automatic-focus="false" form:apply-design-mode="false"/>
        <draw:rect draw:style-name="gr1" draw:text-style-name="P1" draw:id="id1" draw:layer="layout" svg:width="17.5cm" svg:height="13cm" svg:x="5cm" svg:y="4cm">
          <text:p text:style-name="P2">Slide: 1</text:p>
          <text:p text:style-name="P2">Topic: Property effects</text:p>
          <text:p text:id="textid1" text:style-name="P2">Some text to show text effects</text:p>
        </draw:rect>
        <anim:par presentation:node-type="timing-root">
          <anim:seq presentation:node-type="main-sequence">
            <anim:par smil:begin="0s" smil:dur="3s" smil:fill="remove">
              <anim:set smil:begin="0s" smil:dur="0.001s" smil:fill="hold" smil:targetElement="id1" smil:attributeName="visibility" smil:to="visible"/>
              <anim:animate smil:begin="0s" smil:dur="1s" smil:fill="hold" smil:targetElement="id1" smil:attributeName="height" smil:values="0.5*height;height" smil:keyTimes="0;1" presentation:additive="base"/>
              <anim:set smil:begin="0.6s" smil:dur="0.001s" smil:fill="hold" smil:targetElement="textid1" smil:attributeName="visibility" smil:to="visible"/>
              <anim:animate smil:begin="0.6s" smil:dur="1s" smil:fill="hold" smil:targetElement="textid1" smil:attributeName="height" smil:values="0.5*height;height" smil:keyTimes="0;1" presentation:additive="base"/>
            </anim:par>
            <anim:par smil:begin="0s" smil:dur="3s" smil:fill="remove">
              <anim:set smil:begin="0s" smil:dur="0.001s" smil:fill="hold" smil:targetElement="id1" smil:attributeName="visibility" smil:to="visible"/>
              <anim:animate smil:begin="0s" smil:dur="1s" smil:fill="hold" smil:targetElement="id1" smil:attributeName="stroke-color" smil:values="#000000;#0000FF" smil:keyTimes="0;1" presentation:additive="base"/>
              <anim:set smil:begin="0.6s" smil:dur="0.001s" smil:fill="hold" smil:targetElement="textid1" smil:attributeName="visibility" smil:to="visible"/>
              <anim:animate smil:begin="0.6s" smil:dur="1s" smil:fill="hold" smil:targetElement="textid1" smil:attributeName="stroke-color" smil:values="#000000;#0000FF" smil:keyTimes="0;1" presentation:additive="base"/>
            </anim:par>
            <anim:par smil:begin="0s" smil:dur="3s" smil:fill="remove">
              <anim:set smil:begin="0s" smil:dur="0.001s" smil:fill="hold" smil:targetElement="id1" smil:attributeName="visibility" smil:to="visible"/>
              <anim:animate smil:begin="0s" smil:dur="1s" smil:fill="hold" smil:targetElement="id1" smil:attributeName="opacity" smil:values="0.0;0.9" smil:keyTimes="0;1" presentation:additive="base"/>
              <anim:set smil:begin="0.6s" smil:dur="0.001s" smil:fill="hold" smil:targetElement="textid1" smil:attributeName="visibility" smil:to="visible"/>
              <anim:animate smil:begin="0.6s" smil:dur="1s" smil:fill="hold" smil:targetElement="textid1" smil:attributeName="opacity" smil:values="0.0;0.9" smil:keyTimes="0;1" presentation:additive="base"/>
            </anim:par>
            <anim:par smil:begin="0s" smil:dur="3s" smil:fill="remove">
              <anim:set smil:begin="0s" smil:dur="0.001s" smil:fill="hold" smil:targetElement="id1" smil:attributeName="visibility" smil:to="visible"/>
              <anim:animate smil:begin="0s" smil:dur="1s" smil:fill="hold" smil:targetElement="id1" smil:attributeName="rotate" smil:values="0;90" smil:keyTimes="0;1" presentation:additive="base"/>
              <anim:set smil:begin="0.6s" smil:dur="0.001s" smil:fill="hold" smil:targetElement="textid1" smil:attributeName="visibility" smil:to="visible"/>
              <anim:animate smil:begin="0.6s" smil:dur="1s" smil:fill="hold" smil:targetElement="textid1" smil:attributeName="rotate" smil:values="0;90" smil:keyTimes="0;1" presentation:additive="base"/>
            </anim:par>
            <anim:par smil:begin="0s" smil:dur="3s" smil:fill="remove">
              <anim:set smil:begin="0s" smil:dur="0.001s" smil:fill="hold" smil:targetElement="id1" smil:attributeName="visibility" smil:to="visible"/>
              <anim:animate smil:begin="0s" smil:dur="1s" smil:fill="hold" smil:targetElement="id1" smil:attributeName="skewX" smil:values="0;-1" smil:keyTimes="0;1" presentation:additive="base"/>
              <anim:set smil:begin="0.6s" smil:dur="0.001s" smil:fill="hold" smil:targetElement="textid1" smil:attributeName="visibility" smil:to="visible"/>
              <anim:animate smil:begin="0.6s" smil:dur="1s" smil:fill="hold" smil:targetElement="textid1" smil:attributeName="skewX" smil:values="0;-1" smil:keyTimes="0;1" presentation:additive="base"/>
            </anim:par>
            <anim:par smil:begin="0s" smil:dur="3s" smil:fill="remove">
              <anim:set smil:begin="0s" smil:dur="0.001s" smil:fill="hold" smil:targetElement="id1" smil:attributeName="visibility" smil:to="visible"/>
              <anim:animate smil:begin="0s" smil:dur="1s" smil:fill="hold" smil:targetElement="id1" smil:attributeName="skewY" smil:values="0;-1" smil:keyTimes="0;1" presentation:additive="base"/>
              <anim:set smil:begin="0.6s" smil:dur="0.001s" smil:fill="hold" smil:targetElement="textid1" smil:attributeName="visibility" smil:to="visible"/>
              <anim:animate smil:begin="0.6s" smil:dur="1s" smil:fill="hold" smil:targetElement="textid1" smil:attributeName="skewY" smil:values="0;-1" smil:keyTimes="0;1" presentation:additive="base"/>
            </anim:par>
            <anim:par smil:begin="0s" smil:dur="3s" smil:fill="remove">
              <anim:set smil:begin="0s" smil:dur="0.001s" smil:fill="hold" smil:targetElement="id1" smil:attributeName="visibility" smil:to="visible"/>
              <anim:animate smil:begin="0s" smil:dur="1s" smil:fill="hold" smil:targetElement="id1" smil:attributeName="width" smil:values="0.5*width;width" smil:keyTimes="0;1" presentation:additive="base"/>
              <anim:set smil:begin="0.6s" smil:dur="0.001s" smil:fill="hold" smil:targetElement="textid1" smil:attributeName="visibility" smil:to="visible"/>
              <anim:animate smil:begin="0.6s" smil:dur="1s" smil:fill="hold" smil:targetElement="textid1" smil:attributeName="width" smil:values="0.5*width;width" smil:keyTimes="0;1" presentation:additive="base"/>
            </anim:par>
            <anim:par smil:begin="0s" smil:dur="3s" smil:fill="remove">
              <anim:set smil:begin="0s" smil:dur="0.001s" smil:fill="hold" smil:targetElement="id1" smil:attributeName="visibility" smil:to="visible"/>
              <anim:animate smil:begin="0s" smil:dur="1s" smil:fill="hold" smil:targetElement="id1" smil:attributeName="x" smil:values="x-0.1;x+0.1" smil:keyTimes="0;1" presentation:additive="base"/>
              <anim:set smil:begin="0.6s" smil:dur="0.001s" smil:fill="hold" smil:targetElement="textid1" smil:attributeName="visibility" smil:to="visible"/>
              <anim:animate smil:begin="0.6s" smil:dur="1s" smil:fill="hold" smil:targetElement="textid1" smil:attributeName="x" smil:values="x-0.1;x+0.1" smil:keyTimes="0;1" presentation:additive="base"/>
            </anim:par>
            <anim:par smil:begin="0s" smil:dur="3s" smil:fill="remove">
              <anim:set smil:begin="0s" smil:dur="0.001s" smil:fill="hold" smil:targetElement="id1" smil:attributeName="visibility" smil:to="visible"/>
              <anim:animate smil:begin="0s" smil:dur="1s" smil:fill="hold" smil:targetElement="id1" smil:attributeName="y" smil:values="y-0.1;y+0.1" smil:keyTimes="0;1" presentation:additive="base"/>
              <anim:set smil:begin="0.6s" smil:dur="0.001s" smil:fill="hold" smil:targetElement="textid1" smil:attributeName="visibility" smil:to="visible"/>
              <anim:animate smil:begin="0.6s" smil:dur="1s" smil:fill="hold" smil:targetElement="textid1" smil:attributeName="y" smil:values="y-0.1;y+0.1" smil:keyTimes="0;1" presentation:additive="base"/>
            </anim:par>
          </anim:seq>
        </anim:par>
        <presentation:notes draw:style-name="dp1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116cm" svg:x="2.098cm" svg:y="14.109cm" presentation:class="notes" presentation:placeholder="true">
            <draw:text-box/>
          </draw:frame>
        </presentation:notes>
      </draw:page>
      <presentation:settings presentation:full-screen="false"/>
    </office:presentation>
  </office:body>
</office:document-content>
</file>